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b0b23" officeooo:paragraph-rsid="000b0b23"/>
    </style:style>
    <style:style style:name="P2" style:family="paragraph" style:parent-style-name="Text_20_body">
      <style:text-properties officeooo:rsid="000c3e8c" officeooo:paragraph-rsid="000c3e8c"/>
    </style:style>
    <style:style style:name="P3" style:family="paragraph" style:parent-style-name="Text_20_body">
      <style:text-properties officeooo:rsid="000b0b23" officeooo:paragraph-rsid="00126b27"/>
    </style:style>
    <style:style style:name="P4" style:family="paragraph" style:parent-style-name="Heading_20_1">
      <style:text-properties officeooo:rsid="000b0b23" officeooo:paragraph-rsid="000b0b23"/>
    </style:style>
    <style:style style:name="P5" style:family="paragraph" style:parent-style-name="Heading_20_2">
      <style:text-properties officeooo:rsid="000e2763" officeooo:paragraph-rsid="000b0b23"/>
    </style:style>
    <style:style style:name="P6" style:family="paragraph" style:parent-style-name="Heading_20_2">
      <style:text-properties officeooo:rsid="000e2763" officeooo:paragraph-rsid="000eee60"/>
    </style:style>
    <style:style style:name="P7" style:family="paragraph" style:parent-style-name="Heading_20_2">
      <style:text-properties officeooo:rsid="000e2763" officeooo:paragraph-rsid="00126b27"/>
    </style:style>
    <style:style style:name="P8" style:family="paragraph" style:parent-style-name="Heading_20_2">
      <style:text-properties officeooo:rsid="000b0b23" officeooo:paragraph-rsid="000b0b23"/>
    </style:style>
    <style:style style:name="T1" style:family="text">
      <style:text-properties officeooo:rsid="000b0b23"/>
    </style:style>
    <style:style style:name="T2" style:family="text">
      <style:text-properties officeooo:rsid="000d70f6"/>
    </style:style>
    <style:style style:name="T3" style:family="text">
      <style:text-properties officeooo:rsid="000eee60"/>
    </style:style>
    <style:style style:name="T4" style:family="text">
      <style:text-properties officeooo:rsid="0011158f"/>
    </style:style>
    <style:style style:name="T5" style:family="text">
      <style:text-properties officeooo:rsid="00126b27"/>
    </style:style>
    <style:style style:name="T6" style:family="text">
      <style:text-properties officeooo:rsid="001465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0015 Dnes zažiarilo nad nami svetlo</text:h>
      <text:h text:style-name="P8" text:outline-level="2">Hudba a text: Eliška</text:h>
      <text:p text:style-name="P1">D G D G A<text:line-break/>1. Odtiaľ, kde slnko vychádza k najvzdialenejším končinám,</text:p>
      <text:p text:style-name="P1">D G E D G A D<text:line-break/>nech zaznie pieseň Kristovi, ktorý sa z Panny zrodil nám.</text:p>
      <text:p text:style-name="P1"/>
      <text:p text:style-name="P1">2. Pôvodca sveta, blažený, v krehké sa telo oblieka,</text:p>
      <text:p text:style-name="P1">aby zachránil stvorenie a v tele spasil človeka.</text:p>
      <text:p text:style-name="P1"/>
      <text:p text:style-name="P1">E A E A H<text:line-break/>3. On nepohrdol jasľami, pokome leží na sene.</text:p>
      <text:p text:style-name="P1">E A Fis E A H<text:line-break/>O trošku mlieka prosí Ten, čo živí všetko stvorenie.</text:p>
      <text:p text:style-name="P1"/>
      <text:p text:style-name="P1">F C B C B F C C7<text:line-break/>Ref.: [: Dnes zažiarilo nad nami svetlo, lebo sa nám narodil Pán.:]</text:p>
      <text:h text:style-name="Heading_20_1" text:outline-level="1"><text:span text:style-name="T1">0016 </text:span>Prišiel Ježiš k nám, nie náhodou</text:h>
      <text:h text:style-name="P5" text:outline-level="2">Hudba a text: Eliška</text:h>
      <text:p text:style-name="P2">d g B a7 C d<text:line-break/>1. Prišiel Ježiš k nám náhodou. Priniesol nám zvesť o Bohu: Mesiáša čaká Izrael.</text:p>
      <text:p text:style-name="P1">2. Oslobodil nás z otroctva. Priniesol nám dar od Otca. Konečne si môžem vystrieť chrbát.</text:p>
      <text:p text:style-name="P1"/>
      <text:p text:style-name="P1">F C B a<text:span text:style-name="T3">7</text:span> d<text:line-break/>R<text:span text:style-name="T2">ef.</text:span>: <text:span text:style-name="T2">[</text:span>:Ježiš je tu, tak prestaň sa báť! On vyvedie ťa aj dnes z egyptských rán.:<text:span text:style-name="T3">]</text:span></text:p>
      <text:h text:style-name="Heading_20_1" text:outline-level="1"><text:bookmark-start text:name="__DdeLink__565_2117884648"/><text:span text:style-name="T1">0017 </text:span>Otče, prijmi chlieb a víno tiež</text:h>
      <text:h text:style-name="P6" text:outline-level="2">Hudba a text: Eliška</text:h>
      <text:p text:style-name="P1">C G F f C G<text:line-break/><text:span text:style-name="T4">[</text:span>: Otče, prijmi chlieb a v<text:span text:style-name="T6">í</text:span>no tiež, my ich skladáme, pred Tvoj oltár dnes, aj dnes.:<text:span text:style-name="T4">]</text:span></text:p>
      <text:p text:style-name="P1">C <text:span text:style-name="T4">G F f C G</text:span><text:line-break/>Tvoja láska nech zotrie každý hriech, Tvoja krv, Pane, nech nás očistí.</text:p>
      <text:p text:style-name="P3">C G F C<text:line-break/>Ty nám dávaš dnes iným Teba niesť, Tvoja moc, Pane, nech nás zjednotí.<text:bookmark-end text:name="__DdeLink__565_2117884648"/></text:p>
      <text:h text:style-name="Heading_20_1" text:outline-level="1"><text:span text:style-name="T1">0018 </text:span>Krásna <text:span text:style-name="T5">P</text:span>ani, nauč ma, ako sa modli<text:span text:style-name="T5">ť</text:span></text:h>
      <text:h text:style-name="P7" text:outline-level="2">Hudba a text: Eliška</text:h>
      <text:p text:style-name="P1"><text:span text:style-name="T5">G D C G D C G<text:tab/></text:span><text:line-break/>R<text:span text:style-name="T5">ef.</text:span>: Krásna <text:span text:style-name="T5">P</text:span>ani, nauč ma, ako sa modliť! Boh bol <text:span text:style-name="T5">T</text:span>vojim <text:span text:style-name="T5">D</text:span>ieťaťom. <text:span text:style-name="T5">Č</text:span>o mám hovoriť?</text:p>
      <text:p text:style-name="P1"/>
      <text:p text:style-name="P1"><text:soft-page-break/>e D C G e D C D</text:p>
      <text:p text:style-name="P1">1. Na kolenách držala si Ho niekedy, spievala mu tak, ako dnes naše mamy.</text:p>
      <text:p text:style-name="P1"/>
      <text:p text:style-name="P1">D o C D</text:p>
      <text:p text:style-name="P1">ą/ečer si ho hladila, rozprávala pribehy. Bál sa, tiež plakal niekedy.</text:p>
      <text:p text:style-name="P1"/>
      <text:p text:style-name="P1">2. V ten deň si s ním bola tiež na Kalvárii. Jeho pribité ruky boli aj Tvojimí.</text:p>
      <text:p text:style-name="P1">Krásna pani drž si ma, veď Ty si videla, ako veľmi ma miluje Tvoj Syn.</text:p>
      <text:p text:style-name="P1"/>
      <text:p text:style-name="P1">B</text:p>
      <text:p text:style-name="P1">1. Prišiel Ježiš k nám nie náhodou. Priniesol nám zvesť o Bohu: Mesiáša čaká Izrael.</text:p>
      <text:p text:style-name="P1"/>
      <text:p text:style-name="P1">R: Krásna pani nauč ma, ako sa modliť! Tvojím dieťaťom bol Boh, Ty poznáš spôsob.</text:p>
      <text:p text:style-name="P1"/>
      <text:p text:style-name="P1"><text:s/></text:p>
      <text:p text:style-name="P1"/>
      <text:h text:style-name="Heading_20_1" text:outline-level="1">0019 Osloboditeľ, Ježiš môj Pán hudba a text: Eliška</text:h>
      <text:p text:style-name="P1">D h G _ _ A' D h_ G A'</text:p>
      <text:p text:style-name="P1"/>
      <text:p text:style-name="P1">Osloboditeľ, Ježiš môj Pán. Osloboditeľ, Tebe tu hrám.</text:p>
      <text:p text:style-name="P1"/>
      <text:p text:style-name="P1">G A D h G A D h C D</text:p>
      <text:p text:style-name="P1"/>
      <text:p text:style-name="P1">Ty si môj Pán, Ty o mne vieš, Tebe tu hrám, Ty ma miluješ a ja to, a ja to vi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Ubuntu Mono" fo:language="sk" fo:country="SK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Ubuntu Mono1" fo:font-size="12pt" fo:language="sk" fo:country="SK" officeooo:rsid="000567c2" style:font-name-asian="DejaVu Sans Mono" style:font-size-asian="12pt" style:font-name-complex="Lohit Hindi2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in" style:contextual-spacing="false"/>
      <style:text-properties fo:font-size="115%" fo:language="sk" fo:country="SK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1201in" style:contextual-spacing="false" fo:text-indent="0in" style:auto-text-indent="false"/>
      <style:text-properties style:font-name="Ubuntu Mon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creation-date>2014-04-12T15:46:36.144793783</meta:creation-date>
    <meta:editing-duration>PT2H54S</meta:editing-duration>
    <meta:editing-cycles>9</meta:editing-cycles>
    <meta:initial-creator>Live user</meta:initial-creator>
    <dc:date>2014-04-12T18:23:53.888206368</dc:date>
    <dc:creator>Live user</dc:creator>
    <meta:document-statistic meta:table-count="0" meta:image-count="0" meta:object-count="0" meta:page-count="2" meta:paragraph-count="37" meta:word-count="432" meta:character-count="2011" meta:non-whitespace-character-count="1613"/>
  </office:meta>
</office:document-meta>
</file>